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.cpp: 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player.h: 12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player.h / player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leader.h: 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leader.h: 23/2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leader.h: 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main.cpp: 4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Doxygen File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main.cpp: 262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hist.h: 19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leader.h: 26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leader.h: 27 - 29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leader.h: 2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ace.h: 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player.h: 1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main.cpp: 5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display.h: 1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main.cpp: 19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main.cpp: 233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player.h: 18-2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12">
            <text:p>Total Lines: 1052</text:p>
          </table:table-cell>
          <table:table-cell table:number-columns-repeated="16377"/>
        </table:table-row>
        <table:table-row table:number-rows-repeated="1048519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RCC RCCD</meta:initial-creator>
    <dc:creator>brand</dc:creator>
    <meta:creation-date>2017-01-25T10:21:36Z</meta:creation-date>
    <dc:date>2019-07-27T01:08:45Z</dc:date>
    <meta:editing-cycles>23</meta:editing-cycles>
    <meta:editing-duration>PT6840S</meta:editing-duration>
  </office:meta>
</office:document-meta>
</file>